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'm here to carry out regular maintenance on
the generators. Thank you for you hard work.</text:p>
          </table:table-cell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 office:value-type="string">
            <text:p>Researcher
"Ah, thank you. So you're in charge of it
this week?"</text:p>
          </table:table-cell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 office:value-type="string">
            <text:p>It's as humid as ever in here, isn't it...</text:p>
          </table:table-cell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 office:value-type="string">
            <text:p>I would like to finish up as quickly as
possible, so would you stay off to the side
so you don't get in the way?</text:p>
          </table:table-cell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 office:value-type="string">
            <text:p>Researcher
"Ah, yes... of course."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 office:value-type="string">
            <text:p>Researcher
"By the way, Lumii-san, could I get your
opinion?"</text:p>
          </table:table-cell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...Yes?</text:p>
          </table:table-cell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 office:value-type="string">
            <text:p>Researcher
"Well, just between you and me..."</text:p>
          </table:table-cell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 office:value-type="string">
            <text:p>Researcher
"I've been working here as a researcher for
quite a while now, and yet..."</text:p>
          </table:table-cell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 office:value-type="string">
            <text:p>Researcher
"I get the feeling we're not producing any
results whatsoever."</text:p>
          </table:table-cell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 office:value-type="string">
            <text:p>Researcher
"Oh, of course, that's partly because of my
own incompetence, but even so, it's as if..."</text:p>
          </table:table-cell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 office:value-type="string">
            <text:p>Researcher
"We haven't made any progress as an
institution, or perhaps..."</text:p>
          </table:table-cell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You're saying you have doubts as to
what we're really researching...?</text:p>
          </table:table-cell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 office:value-type="string">
            <text:p>Researcher
"Eh, ah, well, no..."</text:p>
          </table:table-cell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completely agree. Just between the two
of us, of course.</text:p>
          </table:table-cell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 office:value-type="string">
            <text:p>Researcher
"D... Do you really think so...?"</text:p>
          </table:table-cell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 office:value-type="string">
            <text:p>Researcher
"Speaking of which, aren't you the chief's
assistant, Lumii-san?"</text:p>
          </table:table-cell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 office:value-type="string">
            <text:p>Researcher
"Exactly what kind of research is the chief
carrying out at the moment?"</text:p>
          </table:table-cell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kind...?</text:p>
          </table:table-cell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 office:value-type="string">
            <text:p>Researcher
"Until just a short while ago, I thought
she was fervently collecting data on the
influence of Detonium on Seraphions, but..."</text:p>
          </table:table-cell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 office:value-type="string">
            <text:p>Researcher
"Lately, it feels like she's been nowhere
to be found."</text:p>
          </table:table-cell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 office:value-type="string">
            <text:p>493#8
493#72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Indeed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 office:value-type="string">
            <text:p>I do wonder exactly what she's researching
at the moment, myself.</text:p>
          </table:table-cell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 office:value-type="string">
            <text:p>Researcher
"So even her personal assistant doesn't
have a clue..."</text:p>
          </table:table-cell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 office:value-type="string">
            <text:p>Researcher
"Wh-What was that sound?!"</text:p>
          </table:table-cell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t came from the entrance.</text:p>
          </table:table-cell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 office:value-type="string">
            <text:p>Researcher
"Big trouble, Lumii-san!"</text:p>
          </table:table-cell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 office:value-type="string">
            <text:p>Researcher
"The door is shut fast...!"</text:p>
          </table:table-cell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What do you mean?</text:p>
          </table:table-cell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 office:value-type="string">
            <text:p>Researcher
"It seems like there's something enormous
on the other side of the door, and it won't
budge an inch."</text:p>
          </table:table-cell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 office:value-type="string">
            <text:p>Researcher
"Even if I... push with my whole body...
ghk, it's no use. It won't shift..."</text:p>
          </table:table-cell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Something enormous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 office:value-type="string">
            <text:p>Now that you mention it, I think there were
some steel beams for scaffolding standing
right by the door.</text:p>
          </table:table-cell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 office:value-type="string">
            <text:p>It must have fallen over and is now propping
the door shut.</text:p>
          </table:table-cell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 office:value-type="string">
            <text:p>Researcher
"That's going to be a problem. We can't
do anything from in here."</text:p>
          </table:table-cell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Judging from the tremor just now, not just
one or two beams, but the entire bunch must
have fallen over.</text:p>
          </table:table-cell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 office:value-type="string">
            <text:p>Researcher
"A mass that heavy wouldn't be easily
removed!"</text:p>
          </table:table-cell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 office:value-type="string">
            <text:p>Researcher
"Anyway, we'll just have to call for help!"</text:p>
          </table:table-cell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 office:value-type="string">
            <text:p>Researcher
"HELLOOOO!! IS ANYBODY OUT
THEEEERE?!!"</text:p>
          </table:table-cell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 office:value-type="string">
            <text:p>Researcher
"WE'RE TRAPPED IN THE GENERATOR
ROOOOOM!"</text:p>
          </table:table-cell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 office:value-type="string">
            <text:p>Researcher
"CAN YOU HEAR MEEEEEEEE?!!!"</text:p>
          </table:table-cell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I think it's likely that someone would have
heard the sound of the beams crashing to the
ground and will be coming to check.</text:p>
          </table:table-cell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 office:value-type="string">
            <text:p>We'll need to wait until then.</text:p>
          </table:table-cell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 office:value-type="string">
            <text:p>Researcher
"Y-You're quite right. Cool as a cucumber,
aren't you, Lumii-san...?"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7T22:37:04+02:00</meta:creation-date>
    <dc:date>2020-06-27T22:37:0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